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93cm" fo:min-width="0cm"/>
    </style:style>
    <style:style style:name="gr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99ff66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1" style:family="graphic">
      <style:graphic-properties draw:textarea-horizontal-align="justify" draw:textarea-vertical-align="middle" draw:auto-grow-height="false"/>
    </style:style>
    <style:style style:name="gr12" style:family="graphic">
      <style:graphic-properties draw:fill="solid" draw:fill-color="#ffd320" draw:textarea-horizontal-align="justify" draw:textarea-vertical-align="middle" draw:auto-grow-height="false"/>
    </style:style>
    <style:style style:name="gr13" style:family="graphic">
      <style:graphic-properties draw:fill="solid" draw:fill-color="#83caff" draw:textarea-horizontal-align="justify" draw:textarea-vertical-align="middle" draw:auto-grow-height="false"/>
    </style:style>
    <style:style style:name="gr14" style:family="graphic">
      <style:graphic-properties draw:fill="solid" draw:fill-color="#ff420e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7" style:family="graphic">
      <style:graphic-properties draw:fill="solid" draw:fill-color="#aecf00" draw:textarea-horizontal-align="justify" draw:textarea-vertical-align="middle" draw:auto-grow-height="false"/>
    </style:style>
    <style:style style:name="gr18" style:family="graphic">
      <style:graphic-properties draw:fill="solid" draw:fill-color="#000000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66cc" draw:textarea-horizontal-align="justify" draw:textarea-vertical-align="middle" draw:auto-grow-height="false"/>
    </style:style>
    <style:style style:name="gr20" style:family="graphic">
      <style:graphic-properties draw:fill="solid" draw:fill-color="#ff66c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center"/>
      <style:text-properties fo:font-size="26pt" style:font-size-asian="26pt" style:font-size-complex="26pt"/>
    </style:style>
    <style:style style:name="P8" style:family="paragraph"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style:text-properties fo:font-size="26pt"/>
    </style:style>
    <style:style style:name="P10" style:family="paragraph">
      <style:paragraph-properties fo:text-align="center"/>
      <style:text-properties fo:font-size="26pt"/>
    </style:style>
    <style:style style:name="P11" style:family="paragraph"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3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style:text-properties fo:font-size="28pt"/>
    </style:style>
    <style:style style:name="P15" style:family="paragraph">
      <style:paragraph-properties fo:text-align="center"/>
      <style:text-properties fo:font-size="24pt" fo:font-weight="bold" style:font-weight-asian="bold" style:font-weight-complex="bold"/>
    </style:style>
    <style:style style:name="P16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text-align="center"/>
      <style:text-properties fo:font-size="20pt"/>
    </style:style>
    <style:style style:name="P20" style:family="paragraph">
      <style:paragraph-properties fo:text-align="center"/>
      <style:text-properties fo:font-size="22pt"/>
    </style:style>
    <style:style style:name="P21" style:family="paragraph">
      <style:paragraph-properties fo:text-align="center"/>
      <style:text-properties fo:font-size="24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22.34cm" svg:x="1cm" svg:y="2.536cm">
          <text:p text:style-name="P1"><text:span text:style-name="T1">Side Panel</text:span></text:p>
          <text:p text:style-name="P1"><text:span text:style-name="T2"/></text:p>
          <text:p text:style-name="P1">input boxes and </text:p>
          <text:p text:style-name="P1">input sliders to</text:p>
          <text:p text:style-name="P1">control the model's</text:p>
          <text:p text:style-name="P1">parameter values 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><text:span text:style-name="T1">Title – Name of Model</text:span></text:p>
          </draw:text-box>
        </draw:frame>
        <draw:custom-shape draw:style-name="gr3" draw:text-style-name="P1" draw:layer="layout" svg:width="3.175cm" svg:height="1.524cm" svg:x="6.588cm" svg:y="2.397cm">
          <text:p text:style-name="P1">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29cm" svg:height="1.524cm" svg:x="17.161cm" svg:y="2.397cm">
          <text:p text:style-name="P1">Reference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048cm" svg:height="1.524cm" svg:x="9.763cm" svg:y="2.397cm">
          <text:p text:style-name="P1">Data Tab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032cm" svg:height="1.524cm" svg:x="12.811cm" svg:y="2.397cm">
          <text:p text:style-name="P1">Mode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.286cm" svg:height="1.524cm" svg:x="14.843cm" svg:y="2.397cm">
          <text:p text:style-name="P1">R C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.827cm" svg:height="7.112cm" svg:x="7.223cm" svg:y="4.556cm">
          <text:p text:style-name="P1"><text:span text:style-name="T1">Main Plot</text:span></text:p>
          <text:p text:style-name="P1"><text:span text:style-name="T3">simulation plot – includes drawing of:</text:span></text:p>
          <text:p text:style-name="P1"><text:span text:style-name="T3">state variable(s)</text:span></text:p>
          <text:p text:style-name="P1"><text:span text:style-name="T3">breakpoints</text:span></text:p>
          <text:p text:style-name="P1"><text:span text:style-name="T3">ews statistic(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" draw:layer="layout" svg:width="9.398cm" svg:height="1.016cm" svg:x="10.652cm" svg:y="12.049cm">
          <text:p text:style-name="P1">Radio Buttons for State Variabl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74cm" svg:height="1.397cm" svg:x="6.588cm" svg:y="13.827cm">
          <text:p text:style-name="P1">Quick Analys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4.223cm" svg:height="1.397cm" svg:x="16.367cm" svg:y="13.827cm">
          <text:p text:style-name="P1">Customize</text:p>
          <text:p text:style-name="P1">Graph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1" draw:layer="layout" svg:width="5.461cm" svg:height="1.397cm" svg:x="10.906cm" svg:y="13.827cm">
          <text:p text:style-name="P1">Advanced Analysi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draw:layer="layout" svg:width="5.08cm" svg:height="9.017cm" svg:x="7.35cm" svg:y="15.859cm">
          <text:p text:style-name="P1"><text:span text:style-name="T1">Arguments</text:span></text:p>
          <text:p text:style-name="P1"><text:span text:style-name="T3">input boxes and</text:span></text:p>
          <text:p text:style-name="P1"><text:span text:style-name="T3">input dropdowns</text:span></text:p>
          <text:p text:style-name="P1"><text:span text:style-name="T3">to control </text:span></text:p>
          <text:p text:style-name="P1"><text:span text:style-name="T3">arguments for</text:span></text:p>
          <text:p text:style-name="P1"><text:span text:style-name="T3">decomposition,</text:span></text:p>
          <text:p text:style-name="P1"><text:span text:style-name="T3">breakpoint,</text:span></text:p>
          <text:p text:style-name="P1"><text:span text:style-name="T3">and ews</text:span></text:p>
          <text:p text:style-name="P1"><text:span text:style-name="T3">statistic methods;</text:span></text:p>
          <text:p text:style-name="P1"><text:span text:style-name="T3">the run button</text:span></text:p>
          <text:p text:style-name="P1"><text:span text:style-name="T3">to execute </text:span></text:p>
          <text:p text:style-name="P1"><text:span text:style-name="T3">analy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112cm" svg:height="10.414cm" svg:x="12.938cm" svg:y="15.986cm">
          <text:p text:style-name="P1"><text:span text:style-name="T1">Output</text:span></text:p>
          <text:p text:style-name="P1"><text:span text:style-name="T3">for decomposition plot,</text:span></text:p>
          <text:p text:style-name="P1"><text:span text:style-name="T3">breakpoints (including: </text:span></text:p>
          <text:p text:style-name="P1"><text:span text:style-name="T3">number of breakpoints,</text:span></text:p>
          <text:p text:style-name="P1"><text:span text:style-name="T3">location, and a </text:span></text:p>
          <text:p text:style-name="P1"><text:span text:style-name="T3">checkbox for drawing),</text:span></text:p>
          <text:p text:style-name="P1"><text:span text:style-name="T3">radio <text:s/>buttons to toggle</text:span></text:p>
          <text:p text:style-name="P1"><text:span text:style-name="T3">ews statistics, a </text:span></text:p>
          <text:p text:style-name="P1"><text:span text:style-name="T3">download button for the</text:span></text:p>
          <text:p text:style-name="P1"><text:span text:style-name="T3">ews statistics,</text:span></text:p>
          <text:p text:style-name="P1"><text:span text:style-name="T3">a checkbox to draw</text:span></text:p>
          <text:p text:style-name="P1"><text:span text:style-name="T3">ews statistic table,</text:span></text:p>
          <text:p text:style-name="P1"><text:span text:style-name="T3">and the ews tabl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4" draw:layer="layout" svg:width="5.588cm" svg:height="22.34cm" svg:x="1cm" svg:y="2.536cm">
          <text:p text:style-name="P1"><text:span text:style-name="T1">Side Panel</text:span></text:p>
          <text:p text:style-name="P1"><text:span text:style-name="T2"/></text:p>
          <text:p text:style-name="P1"><text:span text:style-name="T4">input boxes and </text:span></text:p>
          <text:p text:style-name="P1"><text:span text:style-name="T4">input sliders to</text:span></text:p>
          <text:p text:style-name="P1"><text:span text:style-name="T4">control the model's</text:span></text:p>
          <text:p text:style-name="P1"><text:span text:style-name="T4">parameter valu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><text:span text:style-name="T1">Title – Name of Model</text:span></text:p>
          </draw:text-box>
        </draw:frame>
        <draw:custom-shape draw:style-name="gr3" draw:text-style-name="P4" draw:layer="layout" svg:width="3.175cm" svg:height="1.524cm" svg:x="6.588cm" svg:y="2.397cm">
          <text:p text:style-name="P1"><text:span text:style-name="T4">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29cm" svg:height="1.524cm" svg:x="17.161cm" svg:y="2.397cm">
          <text:p text:style-name="P1"><text:span text:style-name="T4">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048cm" svg:height="1.524cm" svg:x="9.763cm" svg:y="2.397cm">
          <text:p text:style-name="P1"><text:span text:style-name="T4">Data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032cm" svg:height="1.524cm" svg:x="12.811cm" svg:y="2.397cm">
          <text:p text:style-name="P1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86cm" svg:height="1.524cm" svg:x="14.843cm" svg:y="2.397cm">
          <text:p text:style-name="P1"><text:span text:style-name="T4">R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.827cm" svg:height="7.112cm" svg:x="7.223cm" svg:y="4.556cm">
          <text:p text:style-name="P1"><text:span text:style-name="T1">Main Plot</text:span></text:p>
          <text:p text:style-name="P1"><text:span text:style-name="T3">simulation plot – includes drawing of:</text:span></text:p>
          <text:p text:style-name="P1"><text:span text:style-name="T3">state variable(s)</text:span></text:p>
          <text:p text:style-name="P1"><text:span text:style-name="T3">breakpoints</text:span></text:p>
          <text:p text:style-name="P1"><text:span text:style-name="T3">ews statistic(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4" draw:layer="layout" svg:width="9.398cm" svg:height="1.016cm" svg:x="10.652cm" svg:y="12.049cm">
          <text:p text:style-name="P1"><text:span text:style-name="T4">Radio Buttons for State Variabl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274cm" svg:height="1.397cm" svg:x="6.588cm" svg:y="13.827cm">
          <text:p text:style-name="P1"><text:span text:style-name="T4">Quick Analysi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4.223cm" svg:height="1.397cm" svg:x="16.367cm" svg:y="13.827cm">
          <text:p text:style-name="P1"><text:span text:style-name="T4">Customize</text:span></text:p>
          <text:p text:style-name="P1"><text:span text:style-name="T4">Grap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5.461cm" svg:height="1.397cm" svg:x="10.906cm" svg:y="13.827cm">
          <text:p text:style-name="P1"><text:span text:style-name="T4">Advanced Analysi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draw:layer="layout" svg:width="5.08cm" svg:height="9.017cm" svg:x="7.35cm" svg:y="15.859cm">
          <text:p text:style-name="P1"><text:span text:style-name="T1">General</text:span></text:p>
          <text:p text:style-name="P1"><text:span text:style-name="T1">Arguments</text:span></text:p>
          <text:p text:style-name="P1"><text:span text:style-name="T3">input boxes and</text:span></text:p>
          <text:p text:style-name="P1"><text:span text:style-name="T3">input dropdowns</text:span></text:p>
          <text:p text:style-name="P1"><text:span text:style-name="T3">to control </text:span></text:p>
          <text:p text:style-name="P1"><text:span text:style-name="T3">arguments for</text:span></text:p>
          <text:p text:style-name="P1"><text:span text:style-name="T3">decomposition, </text:span></text:p>
          <text:p text:style-name="P1"><text:span text:style-name="T3">and run button</text:span></text:p>
          <text:p text:style-name="P1"><text:span text:style-name="T3">to execute </text:span></text:p>
          <text:p text:style-name="P1"><text:span text:style-name="T3">analys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112cm" svg:height="10.414cm" svg:x="12.938cm" svg:y="15.986cm">
          <text:p text:style-name="P1"><text:span text:style-name="T1">Output</text:span></text:p>
          <text:p text:style-name="P1"><text:span text:style-name="T3">for decomposition plot,</text:span></text:p>
          <text:p text:style-name="P1"><text:span text:style-name="T3">breakpoints (including: </text:span></text:p>
          <text:p text:style-name="P1"><text:span text:style-name="T3">number of breakpoints,</text:span></text:p>
          <text:p text:style-name="P1"><text:span text:style-name="T3">location, and a </text:span></text:p>
          <text:p text:style-name="P1"><text:span text:style-name="T3">checkbox for drawing),</text:span></text:p>
          <text:p text:style-name="P1"><text:span text:style-name="T3">radio <text:s/>buttons to toggle</text:span></text:p>
          <text:p text:style-name="P1"><text:span text:style-name="T3">ews statistics, a </text:span></text:p>
          <text:p text:style-name="P1"><text:span text:style-name="T3">download button for the</text:span></text:p>
          <text:p text:style-name="P1"><text:span text:style-name="T3">ews statistics,</text:span></text:p>
          <text:p text:style-name="P1"><text:span text:style-name="T3">a checkbox to draw</text:span></text:p>
          <text:p text:style-name="P1"><text:span text:style-name="T3">ews statistic table,</text:span></text:p>
          <text:p text:style-name="P1"><text:span text:style-name="T3">and the ews table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5.969cm" svg:height="6.35cm" svg:x="7.35cm" svg:y="26.908cm">
          <text:p text:style-name="P1"><text:span text:style-name="T1">Tipping Point</text:span></text:p>
          <text:p text:style-name="P1"><text:span text:style-name="T1">Parameters</text:span></text:p>
          <text:p text:style-name="P1"><text:span text:style-name="T3">input boxes and </text:span></text:p>
          <text:p text:style-name="P1"><text:span text:style-name="T3">input dropdowns to</text:span></text:p>
          <text:p text:style-name="P1"><text:span text:style-name="T3">control arguments</text:span></text:p>
          <text:p text:style-name="P1"><text:span text:style-name="T3">for breakpoint </text:span></text:p>
          <text:p text:style-name="P1"><text:span text:style-name="T3">method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5.969cm" svg:height="6.35cm" svg:x="14.081cm" svg:y="26.908cm">
          <text:p text:style-name="P1"><text:span text:style-name="T1">EWS </text:span></text:p>
          <text:p text:style-name="P1"><text:span text:style-name="T1">Parameters</text:span></text:p>
          <text:p text:style-name="P1"><text:span text:style-name="T3">input boxes and</text:span></text:p>
          <text:p text:style-name="P1"><text:span text:style-name="T3">input dropdowns to</text:span></text:p>
          <text:p text:style-name="P1"><text:span text:style-name="T3">control arguments</text:span></text:p>
          <text:p text:style-name="P1"><text:span text:style-name="T3">for ews method</text:span></text:p>
          <text:p text:style-name="P1"><text:span text:style-name="T3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draw:layer="layout" svg:width="6.35cm" svg:height="1.048cm" svg:x="7.35cm" svg:y="33.512cm">
          <text:p text:style-name="P1"><text:span text:style-name="T5">Breakpoint hyperlink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6.096cm" svg:height="1.048cm" svg:x="14.081cm" svg:y="33.512cm">
          <text:p text:style-name="P1"><text:span text:style-name="T5">EWS hyperlink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4" draw:layer="layout" svg:width="5.588cm" svg:height="22.34cm" svg:x="1cm" svg:y="2.536cm">
          <text:p text:style-name="P1"><text:span text:style-name="T1">Side Panel</text:span></text:p>
          <text:p text:style-name="P1"><text:span text:style-name="T2"/></text:p>
          <text:p text:style-name="P1"><text:span text:style-name="T4">input boxes and </text:span></text:p>
          <text:p text:style-name="P1"><text:span text:style-name="T4">input sliders to</text:span></text:p>
          <text:p text:style-name="P1"><text:span text:style-name="T4">control the model's</text:span></text:p>
          <text:p text:style-name="P1"><text:span text:style-name="T4">parameter valu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><text:span text:style-name="T1">Title – Name of Model</text:span></text:p>
          </draw:text-box>
        </draw:frame>
        <draw:custom-shape draw:style-name="gr3" draw:text-style-name="P4" draw:layer="layout" svg:width="3.175cm" svg:height="1.524cm" svg:x="6.588cm" svg:y="2.397cm">
          <text:p text:style-name="P1"><text:span text:style-name="T4">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29cm" svg:height="1.524cm" svg:x="17.161cm" svg:y="2.397cm">
          <text:p text:style-name="P1"><text:span text:style-name="T4">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048cm" svg:height="1.524cm" svg:x="9.763cm" svg:y="2.397cm">
          <text:p text:style-name="P1"><text:span text:style-name="T4">Data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032cm" svg:height="1.524cm" svg:x="12.811cm" svg:y="2.397cm">
          <text:p text:style-name="P1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86cm" svg:height="1.524cm" svg:x="14.843cm" svg:y="2.397cm">
          <text:p text:style-name="P1"><text:span text:style-name="T4">R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12.827cm" svg:height="7.112cm" svg:x="7.223cm" svg:y="4.556cm">
          <text:p text:style-name="P1"><text:span text:style-name="T1">Main Plot</text:span></text:p>
          <text:p text:style-name="P1"><text:span text:style-name="T3">simulation plot – includes drawing of:</text:span></text:p>
          <text:p text:style-name="P1"><text:span text:style-name="T3">state variable(s)</text:span></text:p>
          <text:p text:style-name="P1"><text:span text:style-name="T3">breakpoints</text:span></text:p>
          <text:p text:style-name="P1"><text:span text:style-name="T3">ews statistic(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4" draw:layer="layout" svg:width="4.274cm" svg:height="1.397cm" svg:x="6.694cm" svg:y="12.133cm">
          <text:p text:style-name="P1"><text:span text:style-name="T4">Quick Analysi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4" draw:layer="layout" svg:width="4.096cm" svg:height="1.397cm" svg:x="16.494cm" svg:y="12.176cm">
          <text:p text:style-name="P1"><text:span text:style-name="T4">Customize</text:span></text:p>
          <text:p text:style-name="P1"><text:span text:style-name="T4">Graph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4" draw:layer="layout" svg:width="5.461cm" svg:height="1.397cm" svg:x="11.033cm" svg:y="12.176cm">
          <text:p text:style-name="P1"><text:span text:style-name="T4">Advanced Analysi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3" draw:layer="layout" svg:width="12.7cm" svg:height="6.731cm" svg:x="7.223cm" svg:y="13.954cm">
          <text:p text:style-name="P1"><text:span text:style-name="T1">Customize Graph Input</text:span></text:p>
          <text:p text:style-name="P1"><text:span text:style-name="T3">input boxes to change the main plot's title</text:span></text:p>
          <text:p text:style-name="P1"><text:span text:style-name="T3"><text:s/></text:span><text:span text:style-name="T3">y-axis, x-axis, and state variable name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4" draw:layer="layout" svg:width="5.588cm" svg:height="22.34cm" svg:x="1cm" svg:y="2.536cm">
          <text:p text:style-name="P1"><text:span text:style-name="T1">Side Panel</text:span></text:p>
          <text:p text:style-name="P1"><text:span text:style-name="T2"/></text:p>
          <text:p text:style-name="P1"><text:span text:style-name="T4">input boxes and </text:span></text:p>
          <text:p text:style-name="P1"><text:span text:style-name="T4">input sliders to</text:span></text:p>
          <text:p text:style-name="P1"><text:span text:style-name="T4">control the model's</text:span></text:p>
          <text:p text:style-name="P1"><text:span text:style-name="T4">parameter valu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><text:span text:style-name="T1">Title – Name of Model</text:span></text:p>
          </draw:text-box>
        </draw:frame>
        <draw:custom-shape draw:style-name="gr4" draw:text-style-name="P4" draw:layer="layout" svg:width="3.175cm" svg:height="1.524cm" svg:x="6.588cm" svg:y="2.397cm">
          <text:p text:style-name="P1"><text:span text:style-name="T4">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29cm" svg:height="1.524cm" svg:x="17.161cm" svg:y="2.397cm">
          <text:p text:style-name="P1"><text:span text:style-name="T4">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048cm" svg:height="1.524cm" svg:x="9.763cm" svg:y="2.397cm">
          <text:p text:style-name="P1"><text:span text:style-name="T4">Data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032cm" svg:height="1.524cm" svg:x="12.811cm" svg:y="2.397cm">
          <text:p text:style-name="P1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86cm" svg:height="1.524cm" svg:x="14.843cm" svg:y="2.397cm">
          <text:p text:style-name="P1"><text:span text:style-name="T4">R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6" draw:layer="layout" svg:width="14.07cm" svg:height="1.119cm" svg:x="6.588cm" svg:y="4.8cm">
          <draw:text-box>
            <text:p><text:span text:style-name="T6">Text: “Data Table for Model Simulation:”</text:span></text:p>
          </draw:text-box>
        </draw:frame>
        <draw:custom-shape draw:style-name="gr9" draw:text-style-name="P7" draw:layer="layout" svg:width="8.763cm" svg:height="1.905cm" svg:x="7.096cm" svg:y="6.461cm">
          <text:p text:style-name="P1"><text:span text:style-name="T1">Download Button</text:span></text:p>
          <text:p text:style-name="P1"><text:span text:style-name="T7">download main data 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12.827cm" svg:height="19.685cm" svg:x="7.096cm" svg:y="9.001cm">
          <text:p text:style-name="P1"><text:span text:style-name="T1">Main Data Table</text:span></text:p>
          <text:p text:style-name="P1"><text:span text:style-name="T3">data table for displaying state variable</text:span></text:p>
          <text:p text:style-name="P1"><text:span text:style-name="T3">values based on “side panel” parameter</text:span></text:p>
          <text:p text:style-name="P1"><text:span text:style-name="T3">values, as calculated by the model's cod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4" draw:layer="layout" svg:width="5.588cm" svg:height="22.34cm" svg:x="1cm" svg:y="2.536cm">
          <text:p text:style-name="P1"><text:span text:style-name="T1">Side Panel</text:span></text:p>
          <text:p text:style-name="P1"><text:span text:style-name="T2"/></text:p>
          <text:p text:style-name="P1"><text:span text:style-name="T4">input boxes and </text:span></text:p>
          <text:p text:style-name="P1"><text:span text:style-name="T4">input sliders to</text:span></text:p>
          <text:p text:style-name="P1"><text:span text:style-name="T4">control the model's</text:span></text:p>
          <text:p text:style-name="P1"><text:span text:style-name="T4">parameter valu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><text:span text:style-name="T1">Title – Name of Model</text:span></text:p>
          </draw:text-box>
        </draw:frame>
        <draw:custom-shape draw:style-name="gr4" draw:text-style-name="P4" draw:layer="layout" svg:width="3.175cm" svg:height="1.524cm" svg:x="6.588cm" svg:y="2.397cm">
          <text:p text:style-name="P1"><text:span text:style-name="T4">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429cm" svg:height="1.524cm" svg:x="17.161cm" svg:y="2.397cm">
          <text:p text:style-name="P1"><text:span text:style-name="T4">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3.048cm" svg:height="1.524cm" svg:x="9.763cm" svg:y="2.397cm">
          <text:p text:style-name="P1"><text:span text:style-name="T4">Data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032cm" svg:height="1.524cm" svg:x="12.811cm" svg:y="2.397cm">
          <text:p text:style-name="P1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2.286cm" svg:height="1.524cm" svg:x="14.843cm" svg:y="2.397cm">
          <text:p text:style-name="P1"><text:span text:style-name="T4">R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11.056cm" svg:height="1.28cm" svg:x="6.588cm" svg:y="4.8cm">
          <draw:text-box>
            <text:p><text:span text:style-name="T1">Text: Name of the Model</text:span></text:p>
          </draw:text-box>
        </draw:frame>
        <draw:custom-shape draw:style-name="gr5" draw:text-style-name="P3" draw:layer="layout" svg:width="12.954cm" svg:height="10.16cm" svg:x="7.096cm" svg:y="9.128cm">
          <text:p text:style-name="P1"><text:span text:style-name="T1">R Code</text:span></text:p>
          <text:p text:style-name="P1"><text:span text:style-name="T3">implementation of the model in R</text:span></text:p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3.354cm" svg:height="1.28cm" svg:x="6.503cm" svg:y="6.207cm">
          <draw:text-box draw:corner-radius="0.136cm">
            <text:p><text:span text:style-name="T1">Text: Equations for the Model</text:span></text:p>
          </draw:text-box>
        </draw:frame>
        <draw:frame draw:style-name="gr8" draw:text-style-name="P8" draw:layer="layout" svg:width="13.807cm" svg:height="1.119cm" svg:x="6.461cm" svg:y="7.628cm">
          <draw:text-box>
            <text:p><text:span text:style-name="T8">Text: Model Parameter Explanations</text:span></text:p>
          </draw:text-box>
        </draw:frame>
      </draw:page>
      <draw:page draw:name="page6" draw:style-name="dp1" draw:master-page-name="Default">
        <draw:custom-shape draw:style-name="gr11" draw:text-style-name="P4" draw:layer="Layout" svg:width="5.588cm" svg:height="22.34cm" svg:x="1cm" svg:y="2.536cm">
          <text:p text:style-name="P4"><text:span text:style-name="T1">Side Panel</text:span></text:p>
          <text:p text:style-name="P4"><text:span text:style-name="T2"/></text:p>
          <text:p text:style-name="P4"><text:span text:style-name="T4">input boxes and </text:span></text:p>
          <text:p text:style-name="P4"><text:span text:style-name="T4">input sliders to</text:span></text:p>
          <text:p text:style-name="P4"><text:span text:style-name="T4">control the model's</text:span></text:p>
          <text:p text:style-name="P4"><text:span text:style-name="T4">parameter valu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 text:style-name="P9"><text:span text:style-name="T1">Title – Name of Model</text:span></text:p>
          </draw:text-box>
        </draw:frame>
        <draw:custom-shape draw:style-name="gr12" draw:text-style-name="P4" draw:layer="Layout" svg:width="3.175cm" svg:height="1.524cm" svg:x="6.588cm" svg:y="2.397cm">
          <text:p text:style-name="P4"><text:span text:style-name="T4">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429cm" svg:height="1.524cm" svg:x="17.161cm" svg:y="2.397cm">
          <text:p text:style-name="P4"><text:span text:style-name="T4">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048cm" svg:height="1.524cm" svg:x="9.763cm" svg:y="2.397cm">
          <text:p text:style-name="P4"><text:span text:style-name="T4">Data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032cm" svg:height="1.524cm" svg:x="12.811cm" svg:y="2.397cm">
          <text:p text:style-name="P4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2.286cm" svg:height="1.524cm" svg:x="14.843cm" svg:y="2.397cm">
          <text:p text:style-name="P4"><text:span text:style-name="T4">R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8.253cm" svg:height="1.28cm" svg:x="6.588cm" svg:y="4.8cm">
          <draw:text-box>
            <text:p text:style-name="P9"><text:span text:style-name="T1">Text: “Read-only”</text:span></text:p>
          </draw:text-box>
        </draw:frame>
        <draw:custom-shape draw:style-name="gr14" draw:text-style-name="P3" draw:layer="Layout" svg:width="12.954cm" svg:height="10.16cm" svg:x="7.096cm" svg:y="6.207cm">
          <text:p text:style-name="P10"><text:span text:style-name="T1">Ace Text Editor</text:span></text:p>
          <text:p text:style-name="P10"><text:span text:style-name="T3">example R script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8.763cm" svg:height="1.905cm" svg:x="9.255cm" svg:y="16.748cm">
          <text:p text:style-name="P1"><text:span text:style-name="T1">Download Button</text:span></text:p>
          <text:p text:style-name="P1"><text:span text:style-name="T7">download example R script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Default">
        <draw:custom-shape draw:style-name="gr11" draw:text-style-name="P4" draw:layer="Layout" svg:width="5.588cm" svg:height="22.34cm" svg:x="1cm" svg:y="2.536cm">
          <text:p text:style-name="P4"><text:span text:style-name="T1">Side Panel</text:span></text:p>
          <text:p text:style-name="P4"><text:span text:style-name="T2"/></text:p>
          <text:p text:style-name="P4"><text:span text:style-name="T4">input boxes and </text:span></text:p>
          <text:p text:style-name="P4"><text:span text:style-name="T4">input sliders to</text:span></text:p>
          <text:p text:style-name="P4"><text:span text:style-name="T4">control the model's</text:span></text:p>
          <text:p text:style-name="P4"><text:span text:style-name="T4">parameter values 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2" draw:layer="layout" svg:width="19.59cm" svg:height="1.343cm" svg:x="1cm" svg:y="1.181cm">
          <draw:text-box>
            <text:p text:style-name="P9"><text:span text:style-name="T1">Title – Name of Model</text:span></text:p>
          </draw:text-box>
        </draw:frame>
        <draw:custom-shape draw:style-name="gr12" draw:text-style-name="P4" draw:layer="Layout" svg:width="3.175cm" svg:height="1.524cm" svg:x="6.588cm" svg:y="2.397cm">
          <text:p text:style-name="P4"><text:span text:style-name="T4">Simu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4" draw:layer="Layout" svg:width="3.429cm" svg:height="1.524cm" svg:x="17.161cm" svg:y="2.397cm">
          <text:p text:style-name="P4"><text:span text:style-name="T4">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3.048cm" svg:height="1.524cm" svg:x="9.763cm" svg:y="2.397cm">
          <text:p text:style-name="P4"><text:span text:style-name="T4">Data Tab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032cm" svg:height="1.524cm" svg:x="12.811cm" svg:y="2.397cm">
          <text:p text:style-name="P4"><text:span text:style-name="T4">Mod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286cm" svg:height="1.524cm" svg:x="14.843cm" svg:y="2.397cm">
          <text:p text:style-name="P4"><text:span text:style-name="T4">R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" draw:layer="Layout" svg:width="12.954cm" svg:height="18.542cm" svg:x="7.096cm" svg:y="4.81cm">
          <text:p text:style-name="P10"><text:span text:style-name="T1">References</text:span></text:p>
          <text:p text:style-name="P10"><text:span text:style-name="T3">citations for each of the R Packages used</text:span></text:p>
          <text:p text:style-name="P10"><text:span text:style-name="T3">in the app; citations generated from the R</text:span></text:p>
          <text:p text:style-name="P10"><text:span text:style-name="T3">citation(“</text:span><text:span text:style-name="T9">nameOfPackage</text:span><text:span text:style-name="T10">”) method</text:span></text:p>
          <text:p text:style-name="P10"><text:span text:style-name="T3"/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Default">
        <draw:frame draw:style-name="gr8" draw:text-style-name="P11" draw:layer="layout" svg:width="8.668cm" svg:height="1.356cm" svg:x="1.095cm" svg:y="1.041cm">
          <draw:text-box>
            <text:p><text:span text:style-name="T11">Model Simulation</text:span></text:p>
          </draw:text-box>
        </draw:frame>
        <draw:custom-shape draw:style-name="gr1" draw:text-style-name="P12" draw:layer="layout" svg:width="7.62cm" svg:height="3.937cm" svg:x="1.635cm" svg:y="4.556cm">
          <text:p text:style-name="P5"><text:span text:style-name="T12">Parameter Values</text:span></text:p>
          <text:p text:style-name="P5"><text:span text:style-name="T12">(Taken from</text:span></text:p>
          <text:p text:style-name="P5"><text:span text:style-name="T12">User-Input)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6.096cm" svg:height="6.096cm" svg:x="13.319cm" svg:y="3.667cm">
          <text:p text:style-name="P5"><text:span text:style-name="T11">Model</text:span></text:p>
          <text:p text:style-name="P5"><text:span text:style-name="T11">Simulation</text:span></text:p>
          <text:p text:style-name="P5"><text:span text:style-name="T11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0.541cm" svg:height="3.58cm" draw:transform="skewX (0.00436332312998582) rotate (0.00436332312998582) translate (1.635cm 14.184cm)">
          <text:p text:style-name="P5"><text:span text:style-name="T1">Simulation Data Table</text:span></text:p>
          <text:p text:style-name="P5"><text:span text:style-name="T1">(Outpu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3.429cm" svg:height="1.397cm" svg:x="9.636cm" svg:y="5.9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7.633cm" svg:height="1.397cm" draw:transform="rotate (-1.55334303427495) translate (17.141cm 10.12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6.096cm" svg:height="1.397cm" draw:transform="rotate (-2.40855436775217) translate (14.335cm 9.8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8.382cm" svg:height="3.58cm" draw:transform="skewX (0.00436332312998582) rotate (0.00436332312998583) translate (12.176cm 17.928cm)">
          <text:p text:style-name="P5"><text:span text:style-name="T1">Simulation Plot</text:span></text:p>
          <text:p text:style-name="P5"><text:span text:style-name="T1">(Outpu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9" draw:style-name="dp1" draw:master-page-name="Default">
        <draw:frame draw:style-name="gr8" draw:text-style-name="P11" draw:layer="layout" svg:width="7.546cm" svg:height="1.356cm" svg:x="1.095cm" svg:y="1.041cm">
          <draw:text-box>
            <text:p text:style-name="P14"><text:span text:style-name="T11">Quick Analysis</text:span></text:p>
          </draw:text-box>
        </draw:frame>
        <draw:custom-shape draw:style-name="gr11" draw:text-style-name="P12" draw:layer="Layout" svg:width="7.112cm" svg:height="3.937cm" svg:x="2.143cm" svg:y="4.556cm">
          <text:p text:style-name="P15"><text:span text:style-name="T12">Data Selection</text:span></text:p>
          <text:p text:style-name="P15"><text:span text:style-name="T12">(Taken from</text:span></text:p>
          <text:p text:style-name="P15"><text:span text:style-name="T12">User-Inpu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858cm" svg:height="6.858cm" svg:x="13.319cm" svg:y="2.905cm">
          <text:p text:style-name="P12"><text:span text:style-name="T12">Decomposition</text:span></text:p>
          <text:p text:style-name="P12"><text:span text:style-name="T12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429cm" svg:height="1.397cm" svg:x="9.636cm" svg:y="5.9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2.729cm" svg:height="1.397cm" draw:transform="rotate (-2.35619449019234) translate (14.431cm 9.1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" draw:layer="layout" svg:width="2.301cm" svg:height="1.397cm" draw:transform="rotate (-1.55334303427495) translate (17.764cm 10.0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2" draw:layer="layout" svg:width="10.16cm" svg:height="3.937cm" svg:x="2.143cm" svg:y="11.033cm">
          <text:p text:style-name="P15"><text:span text:style-name="T12">Decomposition Selection</text:span></text:p>
          <text:p text:style-name="P15"><text:span text:style-name="T12">(Taken from User-Input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7.493cm" svg:height="2.54cm" svg:x="12.938cm" svg:y="12.557cm">
          <text:p text:style-name="P1"><text:span text:style-name="T12">Decomposition</text:span></text:p>
          <text:p text:style-name="P1"><text:span text:style-name="T12">P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.153cm" svg:height="1.397cm" draw:transform="rotate (-1.55334303427495) translate (4.496cm 15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6" draw:layer="layout" svg:width="8.763cm" svg:height="2.413cm" svg:x="1.508cm" svg:y="17.383cm">
          <text:p text:style-name="P1"><text:span text:style-name="T13">Update Plot Based on</text:span></text:p>
          <text:p text:style-name="P1"><text:span text:style-name="T13">Decomposition Selec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1" draw:layer="layout" svg:width="2.153cm" svg:height="1.397cm" draw:transform="rotate (-1.53588974175501) translate (12.101cm 15.1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7" draw:layer="layout" svg:width="9.398cm" svg:height="2.794cm" svg:x="10.906cm" svg:y="17.51cm">
          <text:p text:style-name="P17"><text:span text:style-name="T8">Breakpoint and EWS</text:span></text:p>
          <text:p text:style-name="P17"><text:span text:style-name="T8">Argument Values</text:span></text:p>
          <text:p text:style-name="P17"><text:span text:style-name="T8">(Taken from User-Input)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layout" svg:width="8.128cm" svg:height="1.905cm" svg:x="12.176cm" svg:y="21.828cm">
          <text:p text:style-name="P1"><text:span text:style-name="T8">Run Analyses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1.259cm" svg:height="1.397cm" draw:transform="rotate (-1.55334303427495) translate (16.583cm 20.4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2" draw:layer="layout" svg:width="7.493cm" svg:height="6.35cm" svg:x="1.254cm" svg:y="20.304cm">
          <text:p text:style-name="P1"><text:span text:style-name="T12">Breakpoint and</text:span></text:p>
          <text:p text:style-name="P1"><text:span text:style-name="T12">EWS Analysis</text:span></text:p>
          <text:p text:style-name="P1"><text:span text:style-name="T12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6" draw:text-style-name="P1" draw:layer="layout" svg:width="2.91cm" svg:height="1.397cm" draw:transform="rotate (-3.12413936106985) translate (11.935cm 23.6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2" draw:layer="layout" svg:width="9.652cm" svg:height="8.636cm" svg:x="10.652cm" svg:y="25.638cm">
          <text:p text:style-name="P18"><text:span text:style-name="T12">Breakpoint Output </text:span></text:p>
          <text:p text:style-name="P18"><text:span text:style-name="T12">(number, location,</text:span></text:p>
          <text:p text:style-name="P18"><text:span text:style-name="T12">and a checkbox to</text:span></text:p>
          <text:p text:style-name="P18"><text:span text:style-name="T12">display), and EWS</text:span></text:p>
          <text:p text:style-name="P18"><text:span text:style-name="T12">output (radio</text:span></text:p>
          <text:p text:style-name="P18"><text:span text:style-name="T12">buttons, download</text:span></text:p>
          <text:p text:style-name="P18"><text:span text:style-name="T12">button, and</text:span></text:p>
          <text:p text:style-name="P18"><text:span text:style-name="T12">statistic tab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.635cm" svg:height="1.397cm" draw:transform="rotate (-0.698131700797732) translate (8.756cm 24.7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5.969cm" svg:height="6.35cm" svg:x="1.508cm" svg:y="27.797cm">
          <text:p text:style-name="P1"><text:span text:style-name="T1">Update</text:span></text:p>
          <text:p text:style-name="P1"><text:span text:style-name="T1">main plot</text:span></text:p>
          <text:p text:style-name="P1"><text:span text:style-name="T1">based on</text:span></text:p>
          <text:p text:style-name="P1"><text:span text:style-name="T1">user-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draw:layer="layout" svg:width="2.794cm" svg:height="1.524cm" svg:x="7.604cm" svg:y="30.3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10" draw:style-name="dp1" draw:master-page-name="Default">
        <draw:frame draw:style-name="gr8" draw:text-style-name="P11" draw:layer="layout" svg:width="9.519cm" svg:height="1.356cm" svg:x="1.095cm" svg:y="1.041cm">
          <draw:text-box>
            <text:p text:style-name="P14"><text:span text:style-name="T11">Advanced Analysis</text:span></text:p>
          </draw:text-box>
        </draw:frame>
        <draw:custom-shape draw:style-name="gr11" draw:text-style-name="P12" draw:layer="Layout" svg:width="7.112cm" svg:height="3.937cm" svg:x="2.143cm" svg:y="4.556cm">
          <text:p text:style-name="P15"><text:span text:style-name="T12">Data Selection</text:span></text:p>
          <text:p text:style-name="P15"><text:span text:style-name="T12">(Taken from</text:span></text:p>
          <text:p text:style-name="P15"><text:span text:style-name="T12">User-Input)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6.858cm" svg:height="6.858cm" svg:x="13.319cm" svg:y="2.905cm">
          <text:p text:style-name="P12"><text:span text:style-name="T12">Decomposition</text:span></text:p>
          <text:p text:style-name="P12"><text:span text:style-name="T12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3.429cm" svg:height="1.397cm" svg:x="9.636cm" svg:y="5.95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2.729cm" svg:height="1.397cm" draw:transform="rotate (-2.35619449019234) translate (14.431cm 9.17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2.301cm" svg:height="1.397cm" draw:transform="rotate (-1.55334303427495) translate (17.764cm 10.01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10.16cm" svg:height="3.937cm" svg:x="2.143cm" svg:y="11.033cm">
          <text:p text:style-name="P15"><text:span text:style-name="T12">Decomposition Selection</text:span></text:p>
          <text:p text:style-name="P15"><text:span text:style-name="T12">(Taken from User-Input)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7.493cm" svg:height="2.54cm" svg:x="12.938cm" svg:y="12.557cm">
          <text:p text:style-name="P4"><text:span text:style-name="T12">Decomposition</text:span></text:p>
          <text:p text:style-name="P4"><text:span text:style-name="T12">Pl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.153cm" svg:height="1.397cm" draw:transform="rotate (-1.55334303427495) translate (4.496cm 15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8.763cm" svg:height="2.413cm" svg:x="1.508cm" svg:y="17.383cm">
          <text:p text:style-name="P19"><text:span text:style-name="T13">Update Plot Based on</text:span></text:p>
          <text:p text:style-name="P19"><text:span text:style-name="T13">Decomposition Selection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8" draw:text-style-name="P1" draw:layer="Layout" svg:width="2.153cm" svg:height="1.397cm" draw:transform="rotate (-1.53588974175501) translate (12.101cm 15.15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7" draw:layer="Layout" svg:width="9.398cm" svg:height="2.794cm" svg:x="10.906cm" svg:y="17.51cm">
          <text:p text:style-name="P17"><text:span text:style-name="T8">Breakpoint and EWS</text:span></text:p>
          <text:p text:style-name="P17"><text:span text:style-name="T8">Argument Values</text:span></text:p>
          <text:p text:style-name="P17"><text:span text:style-name="T8">(Taken from User-Input)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Layout" svg:width="8.128cm" svg:height="1.905cm" svg:x="12.176cm" svg:y="21.828cm">
          <text:p text:style-name="P20"><text:span text:style-name="T8">Run Analyses Butt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1.259cm" svg:height="1.397cm" draw:transform="rotate (-1.55334303427495) translate (16.583cm 20.43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12" draw:layer="Layout" svg:width="7.493cm" svg:height="6.35cm" svg:x="1.254cm" svg:y="20.304cm">
          <text:p text:style-name="P21"><text:span text:style-name="T12">Breakpoint and</text:span></text:p>
          <text:p text:style-name="P21"><text:span text:style-name="T12">EWS Analysis</text:span></text:p>
          <text:p text:style-name="P21"><text:span text:style-name="T12">Code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8" draw:text-style-name="P1" draw:layer="Layout" svg:width="2.91cm" svg:height="1.397cm" draw:transform="rotate (-3.12413936106985) translate (11.935cm 23.60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9.652cm" svg:height="8.636cm" svg:x="10.652cm" svg:y="25.638cm">
          <text:p text:style-name="P18"><text:span text:style-name="T12">Breakpoint Output </text:span></text:p>
          <text:p text:style-name="P18"><text:span text:style-name="T12">(number, location,</text:span></text:p>
          <text:p text:style-name="P18"><text:span text:style-name="T12">and a checkbox to</text:span></text:p>
          <text:p text:style-name="P18"><text:span text:style-name="T12">display), and EWS</text:span></text:p>
          <text:p text:style-name="P18"><text:span text:style-name="T12">output (radio</text:span></text:p>
          <text:p text:style-name="P18"><text:span text:style-name="T12">buttons, download</text:span></text:p>
          <text:p text:style-name="P18"><text:span text:style-name="T12">button, and</text:span></text:p>
          <text:p text:style-name="P18"><text:span text:style-name="T12">statistic table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.635cm" svg:height="1.397cm" draw:transform="rotate (-0.698131700797732) translate (8.756cm 24.7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3" draw:layer="Layout" svg:width="5.969cm" svg:height="6.35cm" svg:x="1.508cm" svg:y="27.797cm">
          <text:p text:style-name="P10"><text:span text:style-name="T1">Update</text:span></text:p>
          <text:p text:style-name="P10"><text:span text:style-name="T1">main plot</text:span></text:p>
          <text:p text:style-name="P10"><text:span text:style-name="T1">based on</text:span></text:p>
          <text:p text:style-name="P10"><text:span text:style-name="T1">user-inp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draw:layer="Layout" svg:width="2.794cm" svg:height="1.524cm" svg:x="7.604cm" svg:y="30.33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2T17:21:42.908295840</meta:creation-date>
    <dc:date>2015-07-23T11:58:50.051836055</dc:date>
    <meta:editing-duration>PT1H55M22S</meta:editing-duration>
    <meta:editing-cycles>30</meta:editing-cycles>
    <meta:generator>LibreOffice/4.2.8.2$Linux_X86_64 LibreOffice_project/420m0$Build-2</meta:generator>
    <meta:document-statistic meta:object-count="131"/>
  </office:meta>
</office:document-meta>
</file>